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Text_20_body" style:list-style-name="L1">
      <style:paragraph-properties fo:margin-top="0in" fo:margin-bottom="0in"/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3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Text_20_body" style:list-style-name="L4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</office:automatic-styles>
  <office:body>
    <office:text>
      <text:p text:style-name="Title">Type Casting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3, 2021 (03:46:49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numerical-datatypes"/>Numerical Datatypes<text:bookmark-end text:name="numerical-datatypes"/></text:h>
      <text:p text:style-name="First_20_paragraph">For this part, it is recommended to have the <text:a xlink:type="simple" xlink:href="../../datatypes_in_csharp.html" office:name=""><text:span text:style-name="Definition">datatypes cheatsheet</text:span></text:a> readily available. Note that it contains numerous references at its end. You are encouraged to open those links, if you have not already, to have a look at the official documentation, which should not scare you.</text:p>
      <text:h text:style-name="Heading_20_2" text:outline-level="2"><text:bookmark-start text:name="literals-and-variables"/>Literals and Variables<text:bookmark-end text:name="literals-and-variables"/></text:h>
      <text:p text:style-name="First_20_paragraph">This part should be first carried out without using an IDE, but with pen and paper.</text:p>
      <text:p text:style-name="Text_20_body">Assume we have the following statements:</text:p>
      <text:p text:style-name="P1">int a = 21, b = 4;</text:p>
      <text:p text:style-name="P2">float f = 2.5000000f;</text:p>
      <text:p text:style-name="P3">double d = -1.3;</text:p>
      <text:p text:style-name="P4">decimal m = 2.5m;</text:p>
      <text:p text:style-name="First_20_paragraph">Answer the following:</text:p>
      <text:list text:style-name="L1">
        <text:list-item>
          <text:p text:style-name="P5">How many variables are declared?</text:p>
        </text:list-item>
        <text:list-item>
          <text:p text:style-name="P5">What are their datatypes?</text:p>
        </text:list-item>
        <text:list-item>
          <text:p text:style-name="P5">What are their values?</text:p>
        </text:list-item>
        <text:list-item>
          <text:p text:style-name="P5">What are their names?</text:p>
        </text:list-item>
      </text:list>
      <text:h text:style-name="Heading_20_2" text:outline-level="2"><text:bookmark-start text:name="operations"/>Operations<text:bookmark-end text:name="operations"/></text:h>
      <text:list text:style-name="L2">
        <text:list-item>
          <text:p text:style-name="P6">Consider the following expressions. For each of them, tell if they are legal and if so, give the result and its corresponding datatype. The first two are given as examples: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HeaderRowCell" office:value-type="string">
              <text:p text:style-name="Table_20_Heading">Operation</text:p>
            </table:table-cell>
            <table:table-cell table:style-name="TableHeaderRowCell" office:value-type="string">
              <text:p text:style-name="Table_20_Heading">Legal?</text:p>
            </table:table-cell>
            <table:table-cell table:style-name="TableHeaderRowCell" office:value-type="string">
              <text:p text:style-name="Table_20_Heading">Result</text:p>
            </table:table-cell>
            <table:table-cell table:style-name="TableHeaderRowCell" office:value-type="string">
              <text:p text:style-name="Table_20_Heading">Datatype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d</text:span></text:p>
          </table:table-cell>
          <table:table-cell table:style-name="TableRowCell" office:value-type="string">
            <text:p text:style-name="Table_20_Contents">Yes</text:p>
          </table:table-cell>
          <table:table-cell table:style-name="TableRowCell" office:value-type="string">
            <text:p text:style-name="Table_20_Contents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DataTypeTok">double</text:span></text:p>
          </table:table-cell>
        </table:table-row>
        <table:table-row>
          <table:table-cell table:style-name="TableRowCell" office:value-type="string">
            <text:p text:style-name="Table_20_Contents"><text:span text:style-name="NormalTok">m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No</text:p>
          </table:table-cell>
          <table:table-cell table:style-name="TableRowCell" office:value-type="string">
            <text:p text:style-name="Table_20_Contents">N/A</text:p>
          </table:table-cell>
          <table:table-cell table:style-name="TableRowCell" office:value-type="string">
            <text:p text:style-name="Table_20_Contents">N/A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/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b </text:span><text:span text:style-name="OperatorTok">*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f </text:span><text:span text:style-name="OperatorTok">/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*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</table:table>
      <text:p text:style-name="First_20_paragraph">You can check your answers using an IDE: create a new project, copy the variable declarations and assignments, and write your own statements to perform the calculations in the <text:span text:style-name="NormalTok">Main</text:span> method. For instance, if you want to check that the result of <text:span text:style-name="NormalTok">a </text:span><text:span text:style-name="OperatorTok">+</text:span><text:span text:style-name="NormalTok"><text:s text:c="1"/>d</text:span> is of type <text:span text:style-name="DataTypeTok">double</text:span>, write something like:</text:p>
      <text:p text:style-name="P7">double tempVariable1 = a + d;</text:p>
      <text:p text:style-name="P8">Console.WriteLine($"The value of d+f is {tempVariable1}");</text:p>
      <text:p text:style-name="P9">int tempVariable2 = a + d; // This line should give you an error.</text:p>
      <text:h text:style-name="Heading_20_1" text:outline-level="1"><text:bookmark-start text:name="casting"/>Casting<text:bookmark-end text:name="casting"/></text:h>
      <text:h text:style-name="Heading_20_2" text:outline-level="2"><text:bookmark-start text:name="cast-operator"/>Cast Operator<text:bookmark-end text:name="cast-operator"/></text:h>
      <text:p text:style-name="First_20_paragraph">Create a new project, and then do the following.</text:p>
      <text:list text:style-name="L3">
        <text:list-item>
          <text:p text:style-name="P10">Add in your program the following:</text:p>
          <text:p text:style-name="P11">float floatVar = 4.3f;</text:p>
          <text:p text:style-name="P12">int intVar = floatVar; // This statement will give you an error</text:p>
          <text:p text:style-name="P10">You will get an error that reads</text:p>
          <text:p text:style-name="P13">Cannot implicitly convert type 'float' to 'int'. An explicit conversion exists (are you missing a cast?)</text:p>
          <text:p text:style-name="P10">Can you explain it?</text:p>
        </text:list-item>
        <text:list-item>
          <text:p text:style-name="P10">Your IDE is suggesting that we use a “cast” to “force” C# to store the value of the variable <text:span text:style-name="NormalTok">floatVar</text:span> into the variable <text:span text:style-name="NormalTok">intVar</text:span>. To do so, replace the previous statement with the following:</text:p>
          <text:p text:style-name="P14">int intVar = (int)floatVar; // This statement will compile</text:p>
        </text:list-item>
        <text:list-item>
          <text:p text:style-name="P10">Using a <text:span text:style-name="NormalTok">Console</text:span><text:span text:style-name="OperatorTok">.</text:span><text:span text:style-name="FunctionTok">WriteLine</text:span> statement, observe the value stored in <text:span text:style-name="NormalTok">intVar</text:span>. Can you tell if the value stored in <text:span text:style-name="NormalTok">floatVar</text:span> was rounded or truncated before being stored in the variable <text:span text:style-name="NormalTok">intVar</text:span>? Conduct further experiments if needed to answer this question.</text:p>
        </text:list-item>
      </text:list>
      <text:h text:style-name="Heading_20_2" text:outline-level="2"><text:bookmark-start text:name="implicit-and-explicit-casting"/>Implicit and Explicit Casting<text:bookmark-end text:name="implicit-and-explicit-casting"/></text:h>
      <text:list text:style-name="L4">
        <text:list-item>
          <text:p text:style-name="P15">Look back at the warning given by the IDE. It uses the term “implicitly convert” before introducing the cast operator.</text:p>
        </text:list-item>
        <text:list-item>
          <text:p text:style-name="P15">While you needed a cast to convert a <text:span text:style-name="DataTypeTok">float</text:span> to an <text:span text:style-name="DataTypeTok">int</text:span>, do you need one to convert an <text:span text:style-name="DataTypeTok">int</text:span> to a <text:span text:style-name="DataTypeTok">float</text:span>? Try the following:</text:p>
          <text:p text:style-name="P16">int intVar = 21;</text:p>
          <text:p text:style-name="P17">float floatVar = intVar; // Does this need a cast?</text:p>
          <text:p text:style-name="P15">Generally, you need an explicit cast if an implicit conversion would lead to data loss. Since all possible <text:span text:style-name="DataTypeTok">int</text:span> values are also valid <text:span text:style-name="DataTypeTok">float</text:span> values, no explicit cast is needed!</text:p>
        </text:list-item>
        <text:list-item>
          <text:p text:style-name="P15">Do these cases need an explicit cast, or will an implicit conversion work? Try them in your IDE to check your answers!</text:p>
        </text:list-item>
      </text:list>
      <text:list text:style-name="L5">
        <text:list-item>
          <text:p text:style-name="P18"><text:span text:style-name="DataTypeTok">double</text:span> to <text:span text:style-name="DataTypeTok">int</text:span></text:p>
        </text:list-item>
        <text:list-item>
          <text:p text:style-name="P18"><text:span text:style-name="DataTypeTok">int</text:span> to <text:span text:style-name="DataTypeTok">double</text:span></text:p>
        </text:list-item>
        <text:list-item>
          <text:p text:style-name="P18"><text:span text:style-name="DataTypeTok">float</text:span> to <text:span text:style-name="DataTypeTok">double</text:span></text:p>
        </text:list-item>
        <text:list-item>
          <text:p text:style-name="P18"><text:span text:style-name="DataTypeTok">double</text:span> to <text:span text:style-name="DataTypeTok">float</text:span></text:p>
        </text:list-item>
        <text:list-item>
          <text:p text:style-name="P18"><text:span text:style-name="DataTypeTok">int</text:span> to <text:span text:style-name="DataTypeTok">decimal</text:span></text:p>
        </text:list-item>
        <text:list-item>
          <text:p text:style-name="P18"><text:span text:style-name="DataTypeTok">decimal</text:span> to <text:span text:style-name="DataTypeTok">float</text:span></text:p>
        </text:list-item>
        <text:list-item>
          <text:p text:style-name="P18"><text:span text:style-name="DataTypeTok">float</text:span> to <text:span text:style-name="DataTypeTok">decimal</text:span></text:p>
        </text:list-item>
      </text:list>
      <text:p text:style-name="First_20_paragraph">That last result may have been surprising. While <text:span text:style-name="DataTypeTok">decimal</text:span> is higher precision than <text:span text:style-name="DataTypeTok">float</text:span> and <text:span text:style-name="DataTypeTok">double</text:span>, it requires an explicit cast from either of those types, as you want to “force” imprecise data into a datatype that is supposedly extremely precise. Think about measuring wood with an inaccurate tape measurer and then cutting it with laser precision: that is what storing a <text:span text:style-name="DataTypeTok">float</text:span> into a <text:span text:style-name="DataTypeTok">decimal</text:span> is!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Type Casting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3T03:46:57Z</meta:creation-date>
    <dc:date>2021-06-03T03:46:57Z</dc:date>
    <meta:user-defined meta:name="date" meta:value-type="string">June   3, 2021 (03:46:49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9.7</mn>
</math>
</file>